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4d5" officeooo:paragraph-rsid="000c84d5"/>
    </style:style>
    <style:style style:name="T1" style:family="text">
      <style:text-properties officeooo:rsid="000c8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6"/><text:span text:style-name="T1">Tópicos avançados em IA( Introdução a Data Science)</text:span></text:p>
      <text:p text:style-name="Standard"/>
      <text:p text:style-name="P1"><text:tab/>A cadeira é ministrada pelo professor _____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2:57:58.660165986</meta:creation-date>
    <dc:date>2018-08-28T12:58:51.222230490</dc:date>
    <meta:editing-duration>PT53S</meta:editing-duration>
    <meta:editing-cycles>1</meta:editing-cycles>
    <meta:document-statistic meta:table-count="0" meta:image-count="0" meta:object-count="0" meta:page-count="1" meta:paragraph-count="2" meta:word-count="15" meta:character-count="133" meta:non-whitespace-character-count="82"/>
    <meta:generator>LibreOffice/5.1.6.2$Linux_X86_64 LibreOffice_project/10m0$Build-2</meta:generator>
  </office:meta>
</office:document-meta>
</file>